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f6cd0" officeooo:paragraph-rsid="001f6cd0"/>
    </style:style>
    <style:style style:name="P2" style:family="paragraph" style:parent-style-name="Standard">
      <style:text-properties officeooo:rsid="00212806" officeooo:paragraph-rsid="00212806"/>
    </style:style>
    <style:style style:name="P3" style:family="paragraph" style:parent-style-name="Standard">
      <style:text-properties officeooo:rsid="0022f618" officeooo:paragraph-rsid="0022f618"/>
    </style:style>
    <style:style style:name="P4" style:family="paragraph" style:parent-style-name="Standard">
      <style:text-properties officeooo:rsid="0025562a" officeooo:paragraph-rsid="0025562a"/>
    </style:style>
    <style:style style:name="P5" style:family="paragraph" style:parent-style-name="Standard">
      <style:text-properties officeooo:rsid="0027140d" officeooo:paragraph-rsid="0027140d"/>
    </style:style>
    <style:style style:name="P6" style:family="paragraph" style:parent-style-name="Standard">
      <style:text-properties officeooo:rsid="002a9e5a" officeooo:paragraph-rsid="002a9e5a"/>
    </style:style>
    <style:style style:name="P7" style:family="paragraph" style:parent-style-name="Standard">
      <style:text-properties officeooo:paragraph-rsid="002a9e5a"/>
    </style:style>
    <style:style style:name="T1" style:family="text">
      <style:text-properties officeooo:rsid="0022f6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Ilett: URP Portals</text:p>
      <text:p text:style-name="P1"><text:a xlink:type="simple" xlink:href="https://github.com/daniel-ilett/portals-urp" text:style-name="Internet_20_link" text:visited-style-name="Visited_20_Internet_20_Link">https://github.com/daniel-ilett/portals-urp</text:a> </text:p>
      <text:p text:style-name="P1"/>
      <text:p text:style-name="P1">Daniel Ilett: Halftone Shader <text:span text:style-name="T1">Tutorial</text:span></text:p>
      <text:p text:style-name="P1"><text:a xlink:type="simple" xlink:href="https://www.youtube.com/watch?v=3iZrZrEWQuA" text:style-name="Internet_20_link" text:visited-style-name="Visited_20_Internet_20_Link">https://www.youtube.com/watch?v=3iZrZrEWQuA</text:a> </text:p>
      <text:p text:style-name="P1"/>
      <text:p text:style-name="P1">Mohertz: Gruvbox hex codes</text:p>
      <text:p text:style-name="Standard"><text:a xlink:type="simple" xlink:href="https://github.com/morhetz/gruvbox" text:style-name="Internet_20_link" text:visited-style-name="Visited_20_Internet_20_Link">https://github.com/morhetz/gruvbox</text:a> </text:p>
      <text:p text:style-name="Standard"/>
      <text:p text:style-name="P2">Tim Vögtli: CC0 Bullet Decal</text:p>
      <text:p text:style-name="Standard"><text:a xlink:type="simple" xlink:href="https://opengameart.org/content/bullet-decal" text:style-name="Internet_20_link" text:visited-style-name="Visited_20_Internet_20_Link">https://opengameart.org/content/bullet-decal</text:a> </text:p>
      <text:p text:style-name="Standard"/>
      <text:p text:style-name="P3">Thomas Crozelon: Shotgun – Scrap Gun (used as SMG)</text:p>
      <text:p text:style-name="Standard"><text:a xlink:type="simple" xlink:href="https://sketchfab.com/3d-models/shotgun-scrap-gun-f1ee347a82b64f489b2412913a59336f" text:style-name="Internet_20_link" text:visited-style-name="Visited_20_Internet_20_Link">https://sketchfab.com/3d-models/shotgun-scrap-gun-f1ee347a82b64f489b2412913a59336f</text:a> </text:p>
      <text:p text:style-name="Standard"/>
      <text:p text:style-name="P4">Kawuru: Shotgun x3 low poly (Used as Shotgun)</text:p>
      <text:p text:style-name="Standard"><text:a xlink:type="simple" xlink:href="https://sketchfab.com/3d-models/shotgun-x3-low-poly-d6533c4db7494b54bfadcd20b57c312c" text:style-name="Internet_20_link" text:visited-style-name="Visited_20_Internet_20_Link">https://sketchfab.com/3d-models/shotgun-x3-low-poly-d6533c4db7494b54bfadcd20b57c312c</text:a> </text:p>
      <text:p text:style-name="Standard"/>
      <text:p text:style-name="P5">TastyTony: Low-Poly Kimber K6S (Used as Pistol)</text:p>
      <text:p text:style-name="Standard"><text:a xlink:type="simple" xlink:href="https://sketchfab.com/3d-models/low-poly-kimber-k6s-fe79d4a23da8403a88a8f0fc792737e5" text:style-name="Internet_20_link" text:visited-style-name="Visited_20_Internet_20_Link">https://sketchfab.com/3d-models/low-poly-kimber-k6s-fe79d4a23da8403a88a8f0fc792737e5</text:a> </text:p>
      <text:p text:style-name="Standard"/>
      <text:p text:style-name="P6">TastyTony: Low-Poly Griffin Model 89 (Used as Sniper)</text:p>
      <text:p text:style-name="Standard"><text:a xlink:type="simple" xlink:href="https://sketchfab.com/3d-models/low-poly-griffin-model-89-018d2af0094645b08470f565df25e7a3#download" text:style-name="Internet_20_link" text:visited-style-name="Visited_20_Internet_20_Link">https://sketchfab.com/3d-models/low-poly-griffin-model-89-018d2af0094645b08470f565df25e7a3#download</text:a> </text:p>
      <text:p text:style-name="Standard"/>
      <text:p text:style-name="P6">TastyTony: Low-Poly M1A (Used as AR)</text:p>
      <text:p text:style-name="P7"><text:a xlink:type="simple" xlink:href="https://sketchfab.com/3d-models/low-poly-m1a-bc6c4e2fd889498dbafe1c213289ea33" text:style-name="Internet_20_link" text:visited-style-name="Visited_20_Internet_20_Link">https://sketchfab.com/3d-models/low-poly-m1a-bc6c4e2fd889498dbafe1c213289ea33</text:a></text:p>
      <text:p text:style-name="P7"/>
      <text:p text:style-name="P6">Seth Gordon: Low Poly Long Arm Spirit Thing (Used as Ground Enemy)</text:p>
      <text:p text:style-name="P7"><text:a xlink:type="simple" xlink:href="https://sketchfab.com/3d-models/low-poly-long-arm-spirit-thing-256fes-c4ce4d2209764e95ac24396790396f8a" text:style-name="Internet_20_link" text:visited-style-name="Visited_20_Internet_20_Link">https://sketchfab.com/3d-models/low-poly-long-arm-spirit-thing-256fes-c4ce4d2209764e95ac24396790396f8a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 Ciobanu</meta:initial-creator>
    <meta:editing-cycles>14</meta:editing-cycles>
    <meta:creation-date>2023-10-16T05:48:00</meta:creation-date>
    <dc:date>2024-01-21T01:17:15.412266380</dc:date>
    <meta:editing-duration>PT1H29M34S</meta:editing-duration>
    <meta:generator>LibreOffice/7.6.4.1$Linux_X86_64 LibreOffice_project/60$Build-1</meta:generator>
    <meta:document-statistic meta:table-count="0" meta:image-count="0" meta:object-count="0" meta:page-count="1" meta:paragraph-count="20" meta:word-count="77" meta:character-count="1114" meta:non-whitespace-character-count="1048"/>
    <meta:user-defined meta:name="AppVersion">16.0000</meta:user-defined>
    <meta:template xlink:type="simple" xlink:actuate="onRequest" xlink:title="Normal.dotm" xlink:href=""/>
  </office:meta>
</office:document-meta>
</file>